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0000000A2EA916122C4DD97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5cm" table:align="left"/>
    </style:style>
    <style:style style:name="Table1.A" style:family="table-column">
      <style:table-column-properties style:column-width="2.574cm"/>
    </style:style>
    <style:style style:name="Table1.B" style:family="table-column">
      <style:table-column-properties style:column-width="3.214cm"/>
    </style:style>
    <style:style style:name="Table1.C" style:family="table-column">
      <style:table-column-properties style:column-width="6.068cm"/>
    </style:style>
    <style:style style:name="Table1.A1" style:family="table-cell">
      <style:table-cell-properties style:vertical-align="middle" fo:padding-left="0cm" fo:padding-right="0cm" fo:padding-top="0cm" fo:padding-bottom="0.102cm" fo:border-left="none" fo:border-right="none" fo:border-top="none" fo:border-bottom="0.05pt solid #e5eaea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text-properties officeooo:rsid="00066619" officeooo:paragraph-rsid="00066619"/>
    </style:style>
    <style:style style:name="P4" style:family="paragraph" style:parent-style-name="Standard">
      <style:text-properties officeooo:rsid="00066619" officeooo:paragraph-rsid="0008b748"/>
    </style:style>
    <style:style style:name="P5" style:family="paragraph" style:parent-style-name="Standard">
      <style:text-properties officeooo:rsid="0007cc9b" officeooo:paragraph-rsid="0007cc9b"/>
    </style:style>
    <style:style style:name="P6" style:family="paragraph" style:parent-style-name="Standard">
      <style:text-properties officeooo:rsid="0008b748" officeooo:paragraph-rsid="000b6176"/>
    </style:style>
    <style:style style:name="P7" style:family="paragraph" style:parent-style-name="Standard">
      <style:text-properties officeooo:rsid="000a9f54" officeooo:paragraph-rsid="000a9f54"/>
    </style:style>
    <style:style style:name="P8" style:family="paragraph" style:parent-style-name="Standard">
      <style:text-properties officeooo:rsid="000b6176" officeooo:paragraph-rsid="000b6176"/>
    </style:style>
    <style:style style:name="P9" style:family="paragraph" style:parent-style-name="Standard">
      <style:text-properties officeooo:rsid="000b711a" officeooo:paragraph-rsid="000b711a"/>
    </style:style>
    <style:style style:name="P10" style:family="paragraph" style:parent-style-name="Standard">
      <style:text-properties officeooo:rsid="000c50e0" officeooo:paragraph-rsid="000c50e0"/>
    </style:style>
    <style:style style:name="P11" style:family="paragraph" style:parent-style-name="Standard">
      <style:text-properties officeooo:rsid="00100671" officeooo:paragraph-rsid="00100671"/>
    </style:style>
    <style:style style:name="P12" style:family="paragraph" style:parent-style-name="Text_20_body">
      <style:text-properties fo:font-variant="normal" fo:text-transform="none" fo:color="#555555" style:font-name="Trebuchet MS" fo:font-size="12pt" fo:letter-spacing="normal" fo:font-style="normal" fo:font-weight="normal" officeooo:rsid="000f1af7" officeooo:paragraph-rsid="000f1af7" style:font-size-asian="12pt" style:font-size-complex="12pt"/>
    </style:style>
    <style:style style:name="P13" style:family="paragraph" style:parent-style-name="Text_20_body">
      <style:text-properties officeooo:rsid="0012365b" officeooo:paragraph-rsid="0012365b"/>
    </style:style>
    <style:style style:name="P14" style:family="paragraph" style:parent-style-name="Text_20_body">
      <style:text-properties officeooo:rsid="0012365b" officeooo:paragraph-rsid="0013c282"/>
    </style:style>
    <style:style style:name="P15" style:family="paragraph" style:parent-style-name="Text_20_body">
      <style:text-properties officeooo:rsid="0013c282" officeooo:paragraph-rsid="0013c282"/>
    </style:style>
    <style:style style:name="P16" style:family="paragraph" style:parent-style-name="Text_20_body" style:list-style-name="L1">
      <style:paragraph-properties fo:margin-left="0cm" fo:margin-right="0cm" fo:margin-top="0.171cm" fo:margin-bottom="0.171cm" loext:contextual-spacing="false" fo:orphans="2" fo:widows="2" fo:text-indent="0cm" style:auto-text-indent="false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officeooo:paragraph-rsid="00106ba9" style:font-size-asian="12pt" style:font-size-complex="12pt"/>
    </style:style>
    <style:style style:name="P19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</style:style>
    <style:style style:name="P20" style:family="paragraph" style:parent-style-name="Standard">
      <style:text-properties officeooo:rsid="000b6176" officeooo:paragraph-rsid="000b6176"/>
    </style:style>
    <style:style style:name="P21" style:family="paragraph" style:parent-style-name="Standard">
      <style:text-properties officeooo:rsid="00066619" officeooo:paragraph-rsid="0008b748"/>
    </style:style>
    <style:style style:name="P22" style:family="paragraph" style:parent-style-name="Standard">
      <style:text-properties officeooo:rsid="0007cc9b" officeooo:paragraph-rsid="0007cc9b"/>
    </style:style>
    <style:style style:name="P23" style:family="paragraph" style:parent-style-name="Standard">
      <style:text-properties officeooo:rsid="0007cc9b" officeooo:paragraph-rsid="0013c282"/>
    </style:style>
    <style:style style:name="P24" style:family="paragraph" style:parent-style-name="Standard">
      <style:text-properties officeooo:rsid="00106ba9" officeooo:paragraph-rsid="00106ba9"/>
    </style:style>
    <style:style style:name="P25" style:family="paragraph" style:parent-style-name="Standard">
      <style:text-properties officeooo:rsid="00106ba9" officeooo:paragraph-rsid="0012365b"/>
    </style:style>
    <style:style style:name="P26" style:family="paragraph" style:parent-style-name="Standard">
      <style:text-properties officeooo:rsid="00106ba9" officeooo:paragraph-rsid="0013c282"/>
    </style:style>
    <style:style style:name="P27" style:family="paragraph" style:parent-style-name="Standard">
      <style:text-properties officeooo:rsid="000a9f54" officeooo:paragraph-rsid="0007cc9b"/>
    </style:style>
    <style:style style:name="P28" style:family="paragraph" style:parent-style-name="Standard">
      <style:text-properties officeooo:rsid="00075955" officeooo:paragraph-rsid="0007cc9b" fo:background-color="#000000"/>
    </style:style>
    <style:style style:name="P29" style:family="paragraph" style:parent-style-name="Standard">
      <style:text-properties officeooo:rsid="00075955" officeooo:paragraph-rsid="000f1af7"/>
    </style:style>
    <style:style style:name="P30" style:family="paragraph" style:parent-style-name="Standard">
      <style:text-properties officeooo:rsid="0012365b" officeooo:paragraph-rsid="0012365b"/>
    </style:style>
    <style:style style:name="P31" style:family="paragraph" style:parent-style-name="Standard">
      <style:text-properties officeooo:rsid="0013c282" officeooo:paragraph-rsid="0013c282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paragraph-rsid="0012365b"/>
    </style:style>
    <style:style style:name="T1" style:family="text">
      <style:text-properties officeooo:rsid="0008b748"/>
    </style:style>
    <style:style style:name="T2" style:family="text">
      <style:text-properties officeooo:rsid="000b6176"/>
    </style:style>
    <style:style style:name="T3" style:family="text">
      <style:text-properties officeooo:rsid="00106ba9"/>
    </style:style>
    <style:style style:name="T4" style:family="text"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T5" style:family="text">
      <style:text-properties officeooo:rsid="0012365b"/>
    </style:style>
    <style:style style:name="T6" style:family="text">
      <style:text-properties officeooo:rsid="0007cc9b"/>
    </style:style>
    <style:style style:name="T7" style:family="text">
      <style:text-properties style:font-name=".AppleSystemUIFont" fo:font-size="11pt" style:font-size-asian="11pt"/>
    </style:style>
    <style:style style:name="T8" style:family="text">
      <style:text-properties style:font-name=".AppleSystemUIFont" fo:font-size="11pt" officeooo:rsid="0012365b" style:font-size-asian="11pt"/>
    </style:style>
    <style:style style:name="T9" style:family="text">
      <style:text-properties officeooo:rsid="0013c2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7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Lab 00 </text:span>Tool Setup</text:h>
      <text:h text:style-name="Heading_20_2" text:outline-level="2">Overview</text:h>
      <text:p text:style-name="P3"/>
      <text:p text:style-name="P12">Every participant <text:span text:style-name="T3">needs to have </text:span>computer with internet access, on which the following is installed: <text:span text:style-name="T3">(In the paranthesis, we have written the version, that the setup is tested with)</text:span></text:p>
      <text:list xml:id="list6586342240394565574" text:style-name="L1">
        <text:list-item>
          <text:p text:style-name="P16">JDK 8 <text:span text:style-name="T3">(1.8.0_74)</text:span></text:p>
        </text:list-item>
        <text:list-item>
          <text:p text:style-name="P17">Scala 2.12</text:p>
        </text:list-item>
        <text:list-item>
          <text:p text:style-name="P17"><text:s/><text:span text:style-name="T3">Sbt</text:span></text:p>
        </text:list-item>
        <text:list-item>
          <text:p text:style-name="P17">Gradle </text:p>
        </text:list-item>
        <text:list-item>
          <text:p text:style-name="P18">Eclipse with the Scala plugin  <text:span text:style-name="T5">(</text:span><text:span text:style-name="T7">Oxygen.2 Release (4.7.2)</text:span><text:span text:style-name="T8">)</text:span></text:p>
        </text:list-item>
        <text:list-item>
          <text:p text:style-name="P19"><text:span text:style-name="T4">Git client</text:span></text:p>
        </text:list-item>
      </text:list>
      <text:p text:style-name="P3"/>
      <text:h text:style-name="Heading_20_2" text:outline-level="2">Install Java (JDK)</text:h>
      <text:p text:style-name="P24">You need JDK v 8 <text:span text:style-name="T4">(1.8.0_74)</text:span>.</text:p>
      <text:p text:style-name="P24">You can find the installer appropriate for your platform on Oracle's page:</text:p>
      <text:p text:style-name="P24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4"/>
      <text:p text:style-name="P24">After installation, open a shell and type:</text:p>
      <text:p text:style-name="P5">java -version</text:p>
      <text:p text:style-name="P5"/>
      <text:p text:style-name="P24">Reply should be similar to:</text:p>
      <text:p text:style-name="P24">ava version "1.8.0_74"</text:p>
      <text:p text:style-name="P24">Java(TM) SE Runtime Environment (build 1.8.0_74-b02)</text:p>
      <text:p text:style-name="P24">Java HotSpot(TM) 64-Bit Server VM (build 25.74-b02, mixed mode)</text:p>
      <text:p text:style-name="P3"/>
      <text:h text:style-name="Heading_20_2" text:outline-level="2"><text:span text:style-name="T3">Install </text:span>Scala</text:h>
      <text:p text:style-name="P13">Next, you need to install the Scala distribution. Download and follow instructions for your platform here: <text:a xlink:type="simple" xlink:href="https://www.scala-lang.org/download/2.12.4.html" text:style-name="Internet_20_link" text:visited-style-name="Visited_20_Internet_20_Link">https://www.scala-lang.org/download/2.12.4.html</text:a></text:p>
      <text:p text:style-name="P13">After installation, open a shell and type:</text:p>
      <text:p text:style-name="P13"><text:span text:style-name="T6">scala -version</text:span></text:p>
      <text:p text:style-name="P25">Reply should be similar to:</text:p>
      <text:p text:style-name="P13">Scala code runner version 2.12.4 -- Copyright 2002-2017, LAMP/EPFL and Lightbend, Inc.</text:p>
      <text:p text:style-name="P28"/>
      <text:h text:style-name="Heading_20_2" text:outline-level="2"><text:span text:style-name="T5">Recommended Environment </text:span>Variables</text:h>
      <text:p text:style-name="P13">Recommended environment variables should b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">Environment</text:p>
            </table:table-cell>
            <table:table-cell table:style-name="Table1.A1" office:value-type="string">
              <text:p text:style-name="P1">Variable</text:p>
            </table:table-cell>
            <table:table-cell table:style-name="Table1.A1" office:value-type="string">
              <text:p text:style-name="P1">Value (example)</text:p>
            </table:table-cell>
          </table:table-row>
        </table:table-header-rows>
        <table:table-row>
          <table:table-cell table:style-name="Table1.A1" office:value-type="string">
            <text:p text:style-name="P2">Unix</text:p>
          </table:table-cell>
          <table:table-cell table:style-name="Table1.A1" office:value-type="string">
            <text:p text:style-name="P2"><text:span text:style-name="Source_20_Text">$SCALA_HOME</text:span></text:p>
          </table:table-cell>
          <table:table-cell table:style-name="Table1.A1" office:value-type="string">
            <text:p text:style-name="P2"><text:span text:style-name="Source_20_Text">/usr/local/share/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$PATH</text:span></text:p>
          </table:table-cell>
          <table:table-cell table:style-name="Table1.A1" office:value-type="string">
            <text:p text:style-name="P2"><text:span text:style-name="Source_20_Text">$PATH:$SCALA_HOME/bin</text:span></text:p>
          </table:table-cell>
        </table:table-row>
        <table:table-row>
          <table:table-cell table:style-name="Table1.A1" office:value-type="string">
            <text:p text:style-name="P2">Windows</text:p>
          </table:table-cell>
          <table:table-cell table:style-name="Table1.A1" office:value-type="string">
            <text:p text:style-name="P2"><text:span text:style-name="Source_20_Text">%SCALA_HOME%</text:span></text:p>
          </table:table-cell>
          <table:table-cell table:style-name="Table1.A1" office:value-type="string">
            <text:p text:style-name="P2"><text:span text:style-name="Source_20_Text">c:\Progra~1\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%PATH%</text:span></text:p>
          </table:table-cell>
          <table:table-cell table:style-name="Table1.A1" office:value-type="string">
            <text:p text:style-name="P2"><text:span text:style-name="Source_20_Text">%PATH%;%SCALA_HOME%\bin</text:span></text:p>
          </table:table-cell>
        </table:table-row>
      </table:table>
      <text:p text:style-name="P29"/>
      <text:h text:style-name="Heading_20_2" text:outline-level="2"><text:span text:style-name="T3">Install </text:span>Sbt</text:h>
      <text:p text:style-name="P23"><text:span text:style-name="T9">Sbt is the preferred build tool for Scala. </text:span></text:p>
      <text:p text:style-name="P31">Download and install Sbt for your platform from: <text:s/><text:a xlink:type="simple" xlink:href="https://www.scala-sbt.org/1.x/docs/Setup.html" text:style-name="Internet_20_link" text:visited-style-name="Visited_20_Internet_20_Link">https://www.scala-sbt.org/1.x/docs/Setup.html</text:a></text:p>
      <text:p text:style-name="P31"/>
      <text:p text:style-name="P14">After installation, open a shell and type:</text:p>
      <text:p text:style-name="P23">sbt about</text:p>
      <text:p text:style-name="P23"/>
      <text:p text:style-name="P26">Reply should be similar to:</text:p>
      <text:p text:style-name="P31">This is sbt 1.1.1</text:p>
      <text:p text:style-name="P27"/>
      <text:h text:style-name="Heading_20_1" text:outline-level="1">Install Gradle</text:h>
      <text:p text:style-name="P15">We will be exploring how to interact with the JVM ecosystem, and use the most popular Java build tool, Gradle. </text:p>
      <text:p text:style-name="P15">Download and install Gradle for your platform from: </text:p>
      <text:p text:style-name="P15">https://gradle.org/install/</text:p>
      <text:p text:style-name="P14">After installation, open a shell and type:</text:p>
      <text:p text:style-name="P14"><text:span text:style-name="T9">gradle --version</text:span></text:p>
      <text:p text:style-name="P26">Reply should be similar to:</text:p>
      <text:p text:style-name="P31">------------------------------------------------------------</text:p>
      <text:p text:style-name="P31">Gradle 4.4.1</text:p>
      <text:p text:style-name="P31">------------------------------------------------------------</text:p>
      <text:p text:style-name="P14"/>
      <text:h text:style-name="P33" text:outline-level="2"><text:span text:style-name="T5">Install a development environment </text:span>Eclipse <text:span text:style-name="T1">+ Scala plugin </text:span></text:h>
      <text:h text:style-name="Heading_20_3" text:outline-level="3">First, Eclipse</text:h>
      <text:p text:style-name="P13">Next, download and install Eclipse, to have a nice development environment:</text:p>
      <text:p text:style-name="P13"><text:a xlink:type="simple" xlink:href="https://www.eclipse.org/downloads/" text:style-name="Internet_20_link" text:visited-style-name="Visited_20_Internet_20_Link">https://www.eclipse.org/downloads/</text:a></text:p>
      <text:p text:style-name="P13">After installing, check that you can start the Eclipse application.</text:p>
      <text:p text:style-name="P13"/>
      <text:h text:style-name="Heading_20_3" text:outline-level="3">Next, the Scala plugin</text:h>
      <text:p text:style-name="P13">Now install the Scala plugin for Eclipse:</text:p>
      <text:p text:style-name="P13">Start Eclipse &gt; Goto Help Menu &gt; Eclipse Marketplace &gt; Type ”scala” in search bar&gt; Select ”Scala <text:soft-page-break/>IDE” &gt; Press Install button &gt; Accept. </text:p>
      <text:p text:style-name="P13">After installation, restart Eclipse.</text:p>
      <text:p text:style-name="P30">Test that everything is installed correctly:</text:p>
      <text:p text:style-name="P30">In Eclipse &gt; Goto File Menu &gt; Select ”New” &gt; Other … &gt; Type ”Scala worksheet” in search bar &gt; Select Scala worksheet (Next) &gt; Give it a name &gt; </text:p>
      <text:p text:style-name="P31">Check that the worksheet has a green comment //Welcome to ...</text:p>
      <text:p text:style-name="P24"/>
      <text:h text:style-name="Heading_20_2" text:outline-level="2"><draw:frame draw:style-name="fr1" draw:name="Image1" text:anchor-type="paragraph" svg:width="17cm" svg:height="1.457cm" draw:z-index="0"><draw:image xlink:href="Pictures/1000020100000760000000A2EA916122C4DD9706.png" xlink:type="simple" xlink:show="embed" xlink:actuate="onLoad"/></draw:frame>Install Git</text:h>
      <text:p text:style-name="P13">Download a Git client appropriate for your platform:</text:p>
      <text:p text:style-name="P13"><text:a xlink:type="simple" xlink:href="https://git-scm.com/downloads" text:style-name="Internet_20_link" text:visited-style-name="Visited_20_Internet_20_Link">https://git-scm.com/downloads</text:a></text:p>
      <text:p text:style-name="P13"/>
      <text:p text:style-name="P13">After installation, open a shell and type:</text:p>
      <text:p text:style-name="P30">git –version</text:p>
      <text:p text:style-name="P30"/>
      <text:p text:style-name="P25">Reply should be similar to:</text:p>
      <text:p text:style-name="P30">git version 2.6.4</text:p>
      <text:p text:style-name="P5"/>
      <text:p text:style-name="P4"/>
      <text:h text:style-name="P32" text:outline-level="1"><text:span text:style-name="T3">Lab </text:span>01 <text:span text:style-name="T1">Language </text:span>Basics</text:h>
      <text:p text:style-name="P6">We will be working with <text:span text:style-name="T2">the REPL </text:span></text:p>
      <text:p text:style-name="P6"/>
      <text:p text:style-name="P8">011 Data structures</text:p>
      <text:p text:style-name="P6"><text:span text:style-name="T2">We will be working with </text:span>a worksheet <text:span text:style-name="T2">in Eclipse</text:span></text:p>
      <text:p text:style-name="P4"/>
      <text:p text:style-name="P3">02 Hello World <text:span text:style-name="T2">project</text:span></text:p>
      <text:p text:style-name="P8">We will setup and test a project in Eclipse.</text:p>
      <text:p text:style-name="P8">We will use gradle to build </text:p>
      <text:p text:style-name="P8"/>
      <text:p text:style-name="P9">03 Functional programming </text:p>
      <text:p text:style-name="P9"/>
      <text:p text:style-name="P9">04 From imperative to functional</text:p>
      <text:p text:style-name="P9"/>
      <text:p text:style-name="P9">06 Scala Collections</text:p>
      <text:p text:style-name="P9"/>
      <text:p text:style-name="P10">07 Higher order functions </text:p>
      <text:p text:style-name="P10"/>
      <text:p text:style-name="P10">08 Case cla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44:27.280336178</meta:creation-date>
    <dc:date>2018-03-13T19:18:56.020591594</dc:date>
    <meta:editing-duration>P5DT16H23M33S</meta:editing-duration>
    <meta:editing-cycles>11</meta:editing-cycles>
    <meta:generator>LibreOffice/5.0.2.2$MacOSX_X86_64 LibreOffice_project/37b43f919e4de5eeaca9b9755ed688758a8251fe</meta:generator>
    <meta:document-statistic meta:table-count="1" meta:image-count="1" meta:object-count="0" meta:page-count="4" meta:paragraph-count="90" meta:word-count="471" meta:character-count="3231" meta:non-whitespace-character-count="2839"/>
  </office:meta>
</office:document-meta>
</file>